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097962" officeooo:paragraph-rsid="00097962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097962" officeooo:paragraph-rsid="00097962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officeooo:rsid="00097962" officeooo:paragraph-rsid="00097962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" fo:font-size="14pt" officeooo:rsid="00145521" officeooo:paragraph-rsid="0014552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fo:font-weight="bold" officeooo:rsid="00097962" officeooo:paragraph-rsid="00097962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officeooo:rsid="00097962" officeooo:paragraph-rsid="00097962" style:font-size-asian="16pt" style:font-size-complex="16pt"/>
    </style:style>
    <style:style style:name="T1" style:family="text">
      <style:text-properties officeooo:rsid="0009c752"/>
    </style:style>
    <style:style style:name="T2" style:family="text">
      <style:text-properties officeooo:rsid="0009ce73"/>
    </style:style>
    <style:style style:name="T3" style:family="text">
      <style:text-properties officeooo:rsid="000bab94"/>
    </style:style>
    <style:style style:name="T4" style:family="text">
      <style:text-properties fo:font-style="italic" officeooo:rsid="000bab94" style:font-style-asian="italic" style:font-style-complex="italic"/>
    </style:style>
    <style:style style:name="T5" style:family="text">
      <style:text-properties officeooo:rsid="001132e3"/>
    </style:style>
    <style:style style:name="T6" style:family="text">
      <style:text-properties officeooo:rsid="0011ef5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6ac11"/>
    </style:style>
    <style:style style:name="T9" style:family="text">
      <style:text-properties officeooo:rsid="0017732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tohiko Fujara<text:tab/><text:tab/><text:tab/><text:tab/><text:tab/><text:tab/><text:tab/><text:tab/><text:tab/> <text:tab/>16/06/25</text:p>
      <text:p text:style-name="P2">Bilan du jour 1 du stage</text:p>
      <text:p text:style-name="P2"/>
      <text:p text:style-name="P2"/>
      <text:p text:style-name="P3"/>
      <text:p text:style-name="P3"/>
      <text:p text:style-name="P3">Conception d’un site web pour le tiers paysage, code et documentation de l’installation disponible sur le <text:a xlink:type="simple" xlink:href="https://github.com/otoz1/tiers-paysage" text:style-name="Internet_20_link" text:visited-style-name="Visited_20_Internet_20_Link">github</text:a>.</text:p>
      <text:p text:style-name="P3"/>
      <text:p text:style-name="P3">Voici une liste détaillée de tout ce que contient ton site, <text:s/><text:span text:style-name="T9">du </text:span>côté <text:span text:style-name="T9">du </text:span>code et <text:span text:style-name="T9">des </text:span>ressources :</text:p>
      <text:p text:style-name="P3"/>
      <text:p text:style-name="P5">Racine du projet</text:p>
      <text:p text:style-name="P3">- `.git/` : Dossier de configuration Git (historique, branches...<text:span text:style-name="T6">)</text:span></text:p>
      <text:p text:style-name="P3">- `backend/` : Backend Express/Sequelize/SQLite</text:p>
      <text:p text:style-name="P3">- `frontend/` : Frontend React</text:p>
      <text:p text:style-name="P3">- `README.md` : Documentation du projet</text:p>
      <text:p text:style-name="P3">- `package.json` et `package-lock.json` : Dépendances Node.js à la racine</text:p>
      <text:p text:style-name="P3"/>
      <text:p text:style-name="P5">Dossier `backend/` (API, base de données, uploads)</text:p>
      <text:p text:style-name="P3">- `index.js` : Serveur Express principal (routes API, gestion des documents, upload d’images…)</text:p>
      <text:p text:style-name="P3">- `database.sqlite` : Base de données SQLite (stocke les documents, images, etc.)</text:p>
      <text:p text:style-name="P3">- `uploads/` : Images uploadées (fichiers .jpg, renommés avec un identifiant unique)</text:p>
      <text:p text:style-name="P3">- `package.json` et `package-lock.json` : Dépendances backend</text:p>
      <text:p text:style-name="P3">- `node_modules/` : Modules Node.js backend</text:p>
      <text:p text:style-name="P3"/>
      <text:p text:style-name="P5">Dossier `frontend/` (Application React)</text:p>
      <text:p text:style-name="P3">- `src/` : Code source React</text:p>
      <text:p text:style-name="P3"><text:s text:c="2"/>- `App.js` : Composant principal, routes, logique admin, affichage documents, etc.</text:p>
      <text:p text:style-name="P3"><text:s text:c="2"/>- `App.css` : Styles principaux (navbar, car<text:span text:style-name="T5">ds et à peu près tout</text:span>).</text:p>
      <text:p text:style-name="P3"><text:s text:c="2"/>- `index.js` : Point d’entrée React</text:p>
      <text:p text:style-name="P3"><text:s text:c="2"/>- `index.css` : Styles globaux</text:p>
      <text:p text:style-name="P3"><text:s text:c="2"/>- `serviceWorkerRegistration.js`, `service-worker.js` : Gestion du service worker (PWA)</text:p>
      <text:p text:style-name="P3"><text:s text:c="2"/>- `App.test.js`, `setupTests.js`, `reportWebVitals.js` : Tests</text:p>
      <text:p text:style-name="P3">- `public/` : Fichiers statiques accessibles par le navigateur</text:p>
      <text:p text:style-name="P3"><text:s text:c="2"/>- `index.html` : Template HTML principal (titre, favicon…)</text:p>
      <text:p text:style-name="P3"><text:s text:c="2"/>- `manifest.json` : Métadonnées PWA</text:p>
      <text:p text:style-name="P3">- `package.json` et `package-lock.json` : Dépendances frontend</text:p>
      <text:p text:style-name="P3">- `node_modules/` : Modules Node.js frontend</text:p>
      <text:p text:style-name="P6"><text:soft-page-break/><text:span text:style-name="T7">Fonctionnalités principales du site</text:span></text:p>
      <text:p text:style-name="P3">- Page d’accueil : dernière actualité en fond, bouton « En savoir <text:span text:style-name="T1">plus »</text:span></text:p>
      <text:p text:style-name="P3">- Page « Actualités » : liste de toutes les actualités sous forme de cartes, triées <text:span text:style-name="T1">du plus récent au plus vieux</text:span>, avec <text:span text:style-name="T1">la date inscrite sur la carte.</text:span></text:p>
      <text:p text:style-name="P3">- Page de détail : <text:span text:style-name="T1">I</text:span>mages, <text:span text:style-name="T1">texte, </text:span>formatage</text:p>
      <text:p text:style-name="P3">- Page Contact : coordonnées, horaires</text:p>
      <text:p text:style-name="P3">- Navbar <text:span text:style-name="T2">(Navigation Bar) :</text:span> D<text:span text:style-name="T2">ifférente selon la page, contient l</text:span><text:span text:style-name="T8">a page d’</text:span><text:span text:style-name="T2">accueil, </text:span><text:span text:style-name="T8">la page d’</text:span><text:span text:style-name="T2">actualités et la page des contactes.</text:span></text:p>
      <text:p text:style-name="P3">- Interface d’administration : ajout, modification, suppression de documents, upload d’images, choix de l’image principale, vignette “recommandé” <text:span text:style-name="T2">sur l’image la plus grande en résolution.</text:span></text:p>
      <text:p text:style-name="P3">- Stockage local des images (backend/uploads)</text:p>
      <text:p text:style-name="P3">- Sécurité par mot de passe pour l’admin <text:span text:style-name="T3">(</text:span><text:span text:style-name="T4">admin123</text:span><text:span text:style-name="T3"> pour l’instant)</text:span></text:p>
      <text:p text:style-name="P3"/>
      <text:p text:style-name="P4"/>
      <text:p text:style-name="P4"/>
      <text:p text:style-name="P4">Futur mise-à-jours que j’aimerais implémenter :</text:p>
      <text:p text:style-name="P4"><text:s text:c="3"/>- Version adaptative pour téléphone</text:p>
      <text:p text:style-name="P4"><text:s text:c="3"/>- Styles CSS plus élaboré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4:09:57.690079819</meta:creation-date>
    <dc:date>2025-06-16T14:43:12.162706585</dc:date>
    <meta:editing-duration>PT33M9S</meta:editing-duration>
    <meta:editing-cycles>16</meta:editing-cycles>
    <meta:generator>LibreOffice/24.2.7.2$Linux_X86_64 LibreOffice_project/420$Build-2</meta:generator>
    <meta:document-statistic meta:table-count="0" meta:image-count="0" meta:object-count="0" meta:page-count="2" meta:paragraph-count="41" meta:word-count="373" meta:character-count="2533" meta:non-whitespace-character-count="2168"/>
  </office:meta>
</office:document-meta>
</file>